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3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06cm" fo:min-width="2.4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8.05cm" fo:min-width="9.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952cm" fo:min-width="1.904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2cm" fo:min-width="1.552cm"/>
    </style:style>
    <style:style style:name="gr7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306cm" fo:min-width="2.682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3.35cm" fo:min-width="7.9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2.05cm" fo:min-width="5.3cm"/>
    </style:style>
    <style:style style:name="gr11" style:family="graphic" style:parent-style-name="standard">
      <style:graphic-properties svg:stroke-color="#000000" draw:fill="none" draw:textarea-horizontal-align="justify" draw:textarea-vertical-align="top" draw:auto-grow-height="false" fo:min-height="3.75cm" fo:min-width="7.7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3.45cm" fo:min-width="8.9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18.05cm" fo:min-width="15.799cm"/>
    </style:style>
    <style:style style:name="gr15" style:family="graphic" style:parent-style-name="standard">
      <style:graphic-properties svg:stroke-color="#000000" draw:marker-end="Small_20_Arrow" draw:fill="none" draw:textarea-horizontal-align="justify" draw:textarea-vertical-align="top" draw:auto-grow-height="false" fo:min-height="4.35cm" fo:min-width="6.5cm"/>
    </style:style>
    <style:style style:name="gr16" style:family="graphic" style:parent-style-name="standard">
      <style:graphic-properties svg:stroke-color="#000000" draw:marker-end="Small_20_Arrow" draw:fill="none" draw:textarea-horizontal-align="justify" draw:textarea-vertical-align="top" draw:auto-grow-height="false" fo:min-height="4.25cm" fo:min-width="9.701cm"/>
    </style:style>
    <style:style style:name="P1" style:family="paragraph"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font-size="12pt" fo:language="fr" fo:country="FR" style:font-size-asian="12pt" style:font-size-complex="12pt"/>
    </style:style>
    <style:style style:name="P3" style:family="paragraph">
      <style:paragraph-properties fo:text-align="start"/>
      <style:text-properties fo:language="fr" fo:country="FR"/>
    </style:style>
    <style:style style:name="P4" style:family="paragraph">
      <loext:graphic-properties draw:fill="none"/>
      <style:paragraph-properties fo:text-align="start"/>
      <style:text-properties fo:font-size="12pt" fo:language="fr" fo:country="FR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0pt" fo:language="fr" fo:country="FR" style:font-size-asian="10pt" style:font-size-complex="10pt"/>
    </style:style>
    <style:style style:name="P6" style:family="paragraph">
      <loext:graphic-properties draw:fill="solid"/>
      <style:paragraph-properties fo:text-align="center"/>
      <style:text-properties fo:language="fr" fo:country="FR"/>
    </style:style>
    <style:style style:name="P7" style:family="paragraph">
      <loext:graphic-properties draw:fill="solid" draw:fill-color="#ffffff"/>
      <style:paragraph-properties fo:text-align="center"/>
      <style:text-properties fo:font-size="10pt" fo:language="fr" fo:country="FR" style:font-size-asian="10pt" style:font-size-complex="10pt"/>
    </style:style>
    <style:style style:name="P8" style:family="paragraph">
      <style:paragraph-properties fo:margin-top="0.2cm" fo:margin-bottom="0cm" fo:text-align="start"/>
      <style:text-properties fo:language="fr" fo:country="FR"/>
    </style:style>
    <style:style style:name="P9" style:family="paragraph">
      <style:paragraph-properties fo:margin-top="0.1cm" fo:margin-bottom="0cm" fo:text-align="start"/>
      <style:text-properties fo:language="fr" fo:country="FR"/>
    </style:style>
    <style:style style:name="P10" style:family="paragraph">
      <loext:graphic-properties draw:fill="none"/>
      <style:paragraph-properties fo:margin-top="0.2cm" fo:margin-bottom="0cm" fo:text-align="start"/>
      <style:text-properties fo:font-size="12pt" fo:language="fr" fo:country="FR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margin-top="0.1cm" fo:margin-bottom="0cm" fo:text-align="start"/>
      <style:text-properties fo:font-size="12pt" fo:language="fr" fo:country="FR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a933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4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2a6099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c9211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c9211e" fo:font-size="12pt" style:font-size-asian="12pt" style:font-size-complex="12pt"/>
    </style:style>
    <style:style style:name="T11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3.6cm" svg:height="2.2cm" svg:x="8.8cm" svg:y="1.4cm">
          <text:p text:style-name="P1"><text:span text:style-name="T1">Choix </text:span></text:p>
          <text:p text:style-name="P1"><text:span text:style-name="T1">de la campag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1cm" svg:height="2.2cm" svg:x="13.655cm" svg:y="4.3cm">
          <text:p text:style-name="P1"><text:span text:style-name="T1">Choix </text:span></text:p>
          <text:p text:style-name="P1"><text:span text:style-name="T1">de la difficul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9.9cm" svg:height="8.3cm" svg:x="5.3cm" svg:y="8.6cm">
          <text:p text:style-name="P3"><text:span text:style-name="T1">Boucle de micro-jeu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4cm" svg:height="1.7cm" svg:x="11.5cm" svg:y="13.9cm">
          <text:p text:style-name="P1"><text:span text:style-name="T2">Début d’un micro-j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5.705cm" svg:y1="6.5cm" svg:x2="15.2cm" svg:y2="12.75cm" draw:start-shape="id1" draw:start-glue-point="8" draw:end-shape="id2" draw:end-glue-point="1" svg:d="M15705 6500v6250h-505" svg:viewBox="0 0 506 6251">
          <text:p/>
        </draw:connector>
        <draw:connector draw:style-name="gr5" draw:text-style-name="P6" draw:layer="layout" svg:x1="12.4cm" svg:y1="2.5cm" svg:x2="15.705cm" svg:y2="4.3cm" draw:start-shape="id3" draw:start-glue-point="1" draw:end-shape="id1" draw:end-glue-point="4" svg:d="M12400 2500h3305v1800" svg:viewBox="0 0 3306 1801">
          <text:p/>
        </draw:connector>
        <draw:custom-shape draw:style-name="gr6" draw:text-style-name="P7" xml:id="id4" draw:id="id4" draw:layer="layout" svg:width="2.9cm" svg:height="1.7cm" svg:x="6.8cm" svg:y="13.2cm">
          <text:p text:style-name="P1"><text:span text:style-name="T2">Réuss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6" draw:id="id6" draw:layer="layout" svg:width="2.9cm" svg:height="1.7cm" svg:x="6.8cm" svg:y="15.1cm">
          <text:p text:style-name="P1"><text:span text:style-name="T2">Ech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xml:id="id7" draw:id="id7" draw:layer="layout" draw:line-skew="0cm -2.699cm" svg:x1="6.8cm" svg:y1="14.05cm" svg:x2="13.2cm" svg:y2="13.9cm" draw:start-shape="id4" draw:start-glue-point="6" draw:end-shape="id5" draw:end-glue-point="4" svg:d="M6800 14050h-501v-4050h6901v3900" svg:viewBox="0 0 6902 4051">
          <text:p/>
        </draw:connector>
        <draw:connector draw:style-name="gr7" draw:text-style-name="P6" draw:layer="layout" draw:line-skew="0.502cm" svg:x1="6.8cm" svg:y1="15.95cm" svg:x2="6.299cm" svg:y2="10cm" draw:start-shape="id6" draw:start-glue-point="6" draw:end-shape="id7" draw:end-glue-point="0" svg:d="M6800 15950h-500v-5950h-1" svg:viewBox="0 0 502 5951">
          <text:p/>
        </draw:connector>
        <draw:connector draw:style-name="gr5" draw:text-style-name="P6" draw:layer="layout" draw:line-skew="0.549cm" svg:x1="11.5cm" svg:y1="14.75cm" svg:x2="9.7cm" svg:y2="15.95cm" draw:start-shape="id5" draw:start-glue-point="6" draw:end-shape="id6" draw:end-glue-point="10" svg:d="M11500 14750h-350v1200h-1450" svg:viewBox="0 0 1801 1201">
          <text:p/>
        </draw:connector>
        <draw:connector draw:style-name="gr5" draw:text-style-name="P6" draw:layer="layout" draw:line-skew="0.543cm" svg:x1="11.5cm" svg:y1="14.75cm" svg:x2="9.7cm" svg:y2="14.05cm" draw:start-shape="id5" draw:start-glue-point="6" draw:end-shape="id4" draw:end-glue-point="10" svg:d="M11500 14750h-356v-700h-1444" svg:viewBox="0 0 1801 701">
          <text:p/>
        </draw:connector>
        <draw:custom-shape draw:style-name="gr8" draw:text-style-name="P2" xml:id="id8" draw:id="id8" draw:layer="layout" svg:width="4.5cm" svg:height="2.2cm" svg:x="2.1cm" svg:y="4.3cm">
          <text:p text:style-name="P1"><text:span text:style-name="T1">Mise à jour</text:span></text:p>
          <text:p text:style-name="P1"><text:span text:style-name="T1">du classement glob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5.3cm" svg:y1="12.75cm" svg:x2="4.35cm" svg:y2="6.5cm" draw:start-shape="id2" draw:start-glue-point="3" draw:end-shape="id8" draw:end-glue-point="8" svg:d="M5300 12750h-950v-6250" svg:viewBox="0 0 951 6251">
          <text:p/>
        </draw:connector>
        <draw:connector draw:style-name="gr5" draw:text-style-name="P6" draw:layer="layout" svg:x1="4.35cm" svg:y1="4.3cm" svg:x2="8.8cm" svg:y2="2.5cm" draw:start-shape="id8" draw:start-glue-point="4" draw:end-shape="id3" draw:end-glue-point="3" svg:d="M4350 4300v-1800h4450" svg:viewBox="0 0 4451 1801">
          <text:p/>
        </draw:connector>
      </draw:page>
      <draw:page draw:name="page2" draw:style-name="dp1" draw:master-page-name="Standard">
        <draw:custom-shape draw:style-name="gr9" draw:text-style-name="P10" xml:id="id9" draw:id="id9" draw:layer="layout" svg:width="8.4cm" svg:height="3.6cm" svg:x="3.401cm" svg:y="2.1cm">
          <text:p text:style-name="P8"><text:span text:style-name="T3">Objectifs</text:span></text:p>
          <text:p text:style-name="P9"><text:span text:style-name="T1">Réussir chaque mini jeu</text:span></text:p>
          <text:p text:style-name="P9"><text:span text:style-name="T1">Réussir ces jeux dans chaque difficulté</text:span></text:p>
          <text:p text:style-name="P9"><text:span text:style-name="T1">Réussir la compétition du jour</text:span></text:p>
          <text:p text:style-name="P9"><text:span text:style-name="T1">Être le mieux classé possible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8cm" svg:height="2.3cm" svg:x="3.5cm" svg:y="8.1cm">
          <text:p text:style-name="P9"><text:span text:style-name="T3">Moyens</text:span></text:p>
          <text:p text:style-name="P9"><text:span text:style-name="T1">Tactile du téléphone portable</text:span></text:p>
          <text:p text:style-name="P9"><text:span text:style-name="T1"><text:tab/></text:span><text:span text:style-name="T1"> “</text:span><text:span text:style-name="T1">tap and swipe”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0" draw:id="id10" draw:layer="layout" svg:width="8.2cm" svg:height="4cm" svg:x="11.8cm" svg:y="9.1cm">
          <text:p text:style-name="P3"><text:span text:style-name="T3">Obstacles:</text:span></text:p>
          <text:p text:style-name="P9"><text:span text:style-name="T1">Comprendre les règles de chaque mini-jeu</text:span></text:p>
          <text:p text:style-name="P9"><text:span text:style-name="T1">Se souvenir de ces règles</text:span></text:p>
          <text:p text:style-name="P9"><text:span text:style-name="T1">Exécuter les actions nécessaires à la</text:span></text:p>
          <text:p text:style-name="P9"><text:span text:style-name="T1"><text:tab/></text:span><text:span text:style-name="T1">victoire dans le temps imparti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" draw:id="id11" draw:layer="layout" svg:width="9.4cm" svg:height="3.7cm" svg:x="2.501cm" svg:y="14.5cm">
          <text:p text:style-name="P3"><text:span text:style-name="T3">Récompenses :</text:span></text:p>
          <text:p text:style-name="P9"><text:span text:style-name="T1">Meilleure position au classement</text:span></text:p>
          <text:p text:style-name="P9"><text:span text:style-name="T1">Débloquer la course quotidienne</text:span></text:p>
          <text:p text:style-name="P9"><text:span text:style-name="T1">Accès à la compétition hebdomadaire</text:span></text:p>
          <text:p text:style-name="P9"><text:span text:style-name="T1">Déblocage de cosmétiques pour le personnage</text:span></text:p>
          <text:p text:style-name="P9"><text:span text:style-name="T1"><text:tab/></text:span><text:span text:style-name="T1">de la campagne concernée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svg:x1="11.801cm" svg:y1="3.9cm" svg:x2="15.9cm" svg:y2="9.1cm" draw:start-shape="id9" draw:start-glue-point="1" draw:end-shape="id10" draw:end-glue-point="0" svg:d="M11801 3900h4099v5200" svg:viewBox="0 0 4100 5201">
          <text:p/>
        </draw:connector>
        <draw:connector draw:style-name="gr13" draw:text-style-name="P11" draw:layer="layout" svg:x1="15.9cm" svg:y1="13.1cm" svg:x2="11.901cm" svg:y2="16.35cm" draw:start-shape="id10" draw:start-glue-point="2" draw:end-shape="id11" draw:end-glue-point="1" svg:d="M15900 13100v3250h-3999" svg:viewBox="0 0 4000 3251">
          <text:p/>
        </draw:connector>
        <draw:connector draw:style-name="gr13" draw:text-style-name="P11" draw:layer="layout" svg:x1="2.501cm" svg:y1="16.35cm" svg:x2="3.401cm" svg:y2="3.9cm" draw:start-shape="id11" draw:start-glue-point="3" draw:end-shape="id9" draw:end-glue-point="3" svg:d="M2501 16350h-501v-12450h1401" svg:viewBox="0 0 1402 12451">
          <text:p/>
        </draw:connector>
      </draw:page>
      <draw:page draw:name="page3" draw:style-name="dp1" draw:master-page-name="Standard">
        <draw:custom-shape draw:style-name="gr14" draw:text-style-name="P10" draw:layer="layout" svg:width="16.299cm" svg:height="18.3cm" svg:x="2.5cm" svg:y="1.4cm">
          <text:p text:style-name="P8"><text:span text:style-name="T3">Impact des différentes difficultés </text:span><text:span text:style-name="T4">Facile</text:span><text:span text:style-name="T3">/</text:span><text:span text:style-name="T5">Normal</text:span><text:span text:style-name="T3">/</text:span><text:span text:style-name="T6">Difficile</text:span></text:p>
          <text:p text:style-name="P9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8cm" svg:height="2.3cm" svg:x="3.099cm" svg:y="4cm">
          <text:p text:style-name="P9"><text:span text:style-name="T3">Moyens</text:span></text:p>
          <text:p text:style-name="P9"><text:span text:style-name="T1">Inchangés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2" draw:id="id12" draw:layer="layout" svg:width="7cm" svg:height="4.6cm" svg:x="9.899cm" svg:y="3.9cm">
          <text:p text:style-name="P3"><text:span text:style-name="T3">Obstacles:</text:span></text:p>
          <text:p text:style-name="P3"><text:span text:style-name="T7">Normal et</text:span><text:span text:style-name="T8"> </text:span><text:span text:style-name="T9">+</text:span><text:span text:style-name="T8"> :</text:span></text:p>
          <text:p text:style-name="P9"><text:span text:style-name="T1">Temps disponible pour réaliser </text:span></text:p>
          <text:p text:style-name="P9"><text:span text:style-name="T1"><text:tab/></text:span><text:span text:style-name="T1">chaque niveau réduit</text:span></text:p>
          <text:p text:style-name="P9"><text:span text:style-name="T10">Difficile et + :</text:span></text:p>
          <text:p text:style-name="P9"><text:span text:style-name="T11">Niveaux proposés dans un </text:span></text:p>
          <text:p text:style-name="P9"><text:span text:style-name="T11"><text:tab/></text:span><text:span text:style-name="T11">ordre aléatoire</text:span></text:p>
          <text:p text:style-name="P9"><text:span text:style-name="T1"/></text:p>
          <text:p text:style-name="P9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" draw:text-style-name="P4" xml:id="id13" draw:id="id13" draw:layer="layout" svg:width="10.201cm" svg:height="4.5cm" svg:x="8.298cm" svg:y="13.9cm">
          <text:p text:style-name="P9"><text:span text:style-name="T3">Récompenses :</text:span></text:p>
          <text:p text:style-name="P9"><text:span text:style-name="T8">Déblocage de la difficulté supérieure pour cette </text:span></text:p>
          <text:p text:style-name="P9"><text:span text:style-name="T8"><text:tab/></text:span><text:span text:style-name="T8">campagne une fois tous les niveaux de</text:span></text:p>
          <text:p text:style-name="P9"><text:span text:style-name="T8"><text:tab/></text:span><text:span text:style-name="T8">la campagne réussis dans cette difficulté</text:span></text:p>
          <text:p text:style-name="P9"><text:span text:style-name="T8">Points de classement supplémentaires</text:span></text:p>
          <text:p text:style-name="P9"><text:span text:style-name="T8">Déblocage de nouveaux cosmétiques liés</text:span></text:p>
          <text:p text:style-name="P9"><text:span text:style-name="T8"><text:tab/></text:span><text:span text:style-name="T8">à cette difficulté</text:span></text:p>
          <text:p text:style-name="P3"><text:span text:style-name="T8"/></text:p>
          <text:p text:style-name="P3"><text:span text:style-name="T1"/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13" draw:text-style-name="P11" draw:layer="layout" svg:x1="13.399cm" svg:y1="8.5cm" svg:x2="13.399cm" svg:y2="13.9cm" draw:start-shape="id12" draw:start-glue-point="2" draw:end-shape="id13" draw:end-glue-point="0" svg:d="M13399 8500v5400" svg:viewBox="0 0 1 54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9T15:06:58.028000000</meta:creation-date>
    <dc:date>2020-06-01T16:22:31.956000000</dc:date>
    <meta:editing-duration>PT40M27S</meta:editing-duration>
    <meta:editing-cycles>4</meta:editing-cycles>
    <meta:generator>LibreOffice/6.3.2.2$Windows_X86_64 LibreOffice_project/98b30e735bda24bc04ab42594c85f7fd8be07b9c</meta:generator>
    <meta:document-statistic meta:object-count="27"/>
  </office:meta>
</office:document-meta>
</file>